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2.41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style-name="ce2" office:value-type="string" calcext:value-type="string">
            <text:p>Author</text:p>
          </table:table-cell>
          <table:table-cell table:style-name="ce2" office:value-type="string" calcext:value-type="string">
            <text:p>Zonal level</text:p>
          </table:table-cell>
          <table:table-cell table:style-name="ce2" office:value-type="string" calcext:value-type="string">
            <text:p>Distribution</text:p>
          </table:table-cell>
          <table:table-cell table:style-name="ce2" office:value-type="string" calcext:value-type="string">
            <text:p>Kernel</text:p>
          </table:table-cell>
          <table:table-cell table:style-name="ce2" office:value-type="string" calcext:value-type="string">
            <text:p>Bandwidth</text:p>
          </table:table-cell>
        </table:table-row>
        <table:table-row table:style-name="ro1">
          <table:table-cell office:value-type="string" calcext:value-type="string">
            <text:p>Amoh-Gyimah2017</text:p>
          </table:table-cell>
          <table:table-cell office:value-type="string" calcext:value-type="string">
            <text:p>TAZ (2), Grid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Bisquare, Gaussian</text:p>
          </table:table-cell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Arvin2019</text:p>
          </table:table-cell>
          <table:table-cell office:value-type="string" calcext:value-type="string">
            <text:p>Intersections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Bisquare, Gaussian</text:p>
          </table:table-cell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Hadayeghi2010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Poisson</text:p>
          </table:table-cell>
          <table:table-cell office:value-type="string" calcext:value-type="string">
            <text:p>Bisquare, Gaussian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office:annotation draw:style-name="gr1" draw:text-style-name="P2" svg:width="2.899cm" svg:height="1.799cm" svg:x="4.002cm" svg:y="0.306cm" draw:caption-point-x="-0.61cm" draw:caption-point-y="1.51cm">
              <dc:creator>pabsantos</dc:creator>
              <dc:date>2021-07-05T00:00:00</dc:date>
              <text:p text:style-name="P1">Intersections / lentgh; Idiv</text:p>
            </office:annotation>
            <text:p>Huang2018</text:p>
          </table:table-cell>
          <table:table-cell office:value-type="string" calcext:value-type="string">
            <text:p>Census block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2" draw:text-style-name="P2" svg:width="2.899cm" svg:height="2.571cm" svg:x="14.354cm" svg:y="0.306cm" draw:caption-point-x="-0.61cm" draw:caption-point-y="1.51cm">
              <dc:creator>pabsantos</dc:creator>
              <dc:date>2021-07-05T00:00:00</dc:date>
              <text:p text:style-name="P1">Fixed is better for uniform sized zonal level,</text:p>
              <text:p text:style-name="P1"/>
              <text:p text:style-name="P1">Chosen with AICc</text:p>
            </office:annotation>
            <text:p>Fixed</text:p>
          </table:table-cell>
        </table:table-row>
        <table:table-row table:style-name="ro1">
          <table:table-cell office:value-type="string" calcext:value-type="string">
            <text:p>Obelheiro2019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office:annotation draw:style-name="gr2" draw:text-style-name="P2" svg:width="2.899cm" svg:height="2.571cm" svg:x="8.676cm" svg:y="1.806cm" draw:caption-point-x="-0.61cm" draw:caption-point-y="0.461cm">
              <dc:creator>pabsantos</dc:creator>
              <dc:date>2021-07-05T00:00:00</dc:date>
              <text:p text:style-name="P1">Poisson: Hadayegui (2010);</text:p>
              <text:p text:style-name="P1">NB: da Silva (2014)</text:p>
              <text:p text:style-name="P1"/>
            </office:annotation>
            <text:p>Poisson, 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1" draw:text-style-name="P2" svg:width="2.899cm" svg:height="1.799cm" svg:x="14.354cm" svg:y="1.806cm" draw:caption-point-x="-0.61cm" draw:caption-point-y="0.461cm">
              <dc:creator>pabsantos</dc:creator>
              <dc:date>2021-07-05T00:00:00</dc:date>
              <text:p text:style-name="P1">AICc</text:p>
            </office:annotation>
            <text:p>Adaptive</text:p>
          </table:table-cell>
        </table:table-row>
        <table:table-row table:style-name="ro1">
          <table:table-cell office:value-type="string" calcext:value-type="string">
            <text:p>Obelheiro2020</text:p>
          </table:table-cell>
          <table:table-cell office:value-type="string" calcext:value-type="string">
            <text:p>TSAZ (1)</text:p>
          </table:table-cell>
          <table:table-cell office:value-type="string" calcext:value-type="string">
            <office:annotation draw:style-name="gr1" draw:text-style-name="P2" svg:width="2.899cm" svg:height="1.799cm" svg:x="8.676cm" svg:y="1.806cm" draw:caption-point-x="-0.61cm" draw:caption-point-y="0.913cm">
              <dc:creator>pabsantos</dc:creator>
              <dc:date>2021-07-05T00:00:00</dc:date>
              <text:p text:style-name="P1">NB: Better for count data</text:p>
              <text:p text:style-name="P1"/>
            </office:annotation>
            <text:p>Poisson, 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1" draw:text-style-name="P2" svg:width="2.899cm" svg:height="1.799cm" svg:x="14.354cm" svg:y="1.806cm" draw:caption-point-x="-0.61cm" draw:caption-point-y="0.913cm">
              <dc:creator>pabsantos</dc:creator>
              <dc:date>2021-07-05T00:00:00</dc:date>
              <text:p text:style-name="P1">Chosen <text:s/>with </text:p>
              <text:p text:style-name="P1">AICc</text:p>
            </office:annotation>
            <text:p>Adaptive</text:p>
          </table:table-cell>
        </table:table-row>
        <table:table-row table:style-name="ro1">
          <table:table-cell office:value-type="string" calcext:value-type="string">
            <text:p>Pivardani2014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Gaussian</text:p>
          </table:table-cell>
          <table:table-cell office:value-type="string" calcext:value-type="string">
            <text:p>Bisquare, Gaussian</text:p>
          </table:table-cell>
          <table:table-cell office:value-type="string" calcext:value-type="string">
            <text:p>Adaptive</text:p>
          </table:table-cell>
        </table:table-row>
        <table:table-row table:style-name="ro1">
          <table:table-cell office:value-type="string" calcext:value-type="string">
            <text:p>Rhee2016</text:p>
          </table:table-cell>
          <table:table-cell office:value-type="string" calcext:value-type="string">
            <text:p>TAZ</text:p>
          </table:table-cell>
          <table:table-cell table:number-columns-repeated="2" office:value-type="string" calcext:value-type="string">
            <text:p>Gaussian</text:p>
          </table:table-cell>
          <table:table-cell office:value-type="string" calcext:value-type="string">
            <text:p>Fixed</text:p>
          </table:table-cell>
        </table:table-row>
        <table:table-row table:style-name="ro1">
          <table:table-cell office:value-type="string" calcext:value-type="string">
            <text:p>Yu2017</text:p>
          </table:table-cell>
          <table:table-cell office:value-type="string" calcext:value-type="string">
            <text:p>Census tract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office:annotation draw:style-name="gr1" draw:text-style-name="P2" svg:width="2.899cm" svg:height="1.799cm" svg:x="14.354cm" svg:y="2.564cm" draw:caption-point-x="-0.61cm" draw:caption-point-y="1.51cm">
              <dc:creator>pabsantos</dc:creator>
              <dc:date>2021-07-05T00:00:00</dc:date>
              <text:p text:style-name="P1">Better for irregular sizes</text:p>
              <text:p text:style-name="P1"/>
            </office:annotation>
            <text:p>Adaptive</text:p>
          </table:table-cell>
        </table:table-row>
        <table:table-row table:style-name="ro1">
          <table:table-cell office:value-type="string" calcext:value-type="string">
            <text:p>Zhang2015</text:p>
          </table:table-cell>
          <table:table-cell office:value-type="string" calcext:value-type="string">
            <text:p>TAZ</text:p>
          </table:table-cell>
          <table:table-cell office:value-type="string" calcext:value-type="string">
            <text:p>Poisson</text:p>
          </table:table-cell>
          <table:table-cell table:number-columns-repeated="2" office:value-type="string" calcext:value-type="string">
            <text:p>NA</text:p>
          </table:table-cell>
        </table:table-row>
      </table:table>
      <table:named-expressions/>
      <table:database-ranges>
        <table:database-range table:name="__Anonymous_Sheet_DB__0" table:target-range-address="Sheet1.A1:Sheet1.E1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/00/0000</text:date>, <text:time style:data-style-name="N2" text:time-value="10:57:01.6305132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Augusto Borges dos Santos</meta:initial-creator>
    <meta:creation-date>2021-07-04T12:41:01.178817639</meta:creation-date>
    <dc:date>2021-07-05T17:01:49.605668801</dc:date>
    <dc:creator>Pedro Augusto Borges dos Santos</dc:creator>
    <meta:editing-duration>PT2H36M29S</meta:editing-duration>
    <meta:editing-cycles>4</meta:editing-cycles>
    <meta:generator>LibreOffice/7.0.6.2$Linux_X86_64 LibreOffice_project/00$Build-2</meta:generator>
    <meta:document-statistic meta:table-count="1" meta:cell-count="55" meta:object-count="0"/>
  </office:meta>
</office:document-meta>
</file>